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17cm" table:align="left"/>
    </style:style>
    <style:style style:name="Table1.A" style:family="table-column">
      <style:table-column-properties style:column-width="3.695cm"/>
    </style:style>
    <style:style style:name="Table1.B" style:family="table-column">
      <style:table-column-properties style:column-width="5.392cm"/>
    </style:style>
    <style:style style:name="Table1.C" style:family="table-column">
      <style:table-column-properties style:column-width="7.082cm"/>
    </style:style>
    <style:style style:name="Table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P13" style:family="paragraph" style:parent-style-name="Text_20_body" style:list-style-name="L6">
      <style:paragraph-properties fo:margin-top="0cm" fo:margin-bottom="0cm" loext:contextual-spacing="false"/>
    </style:style>
    <style:style style:name="P14" style:family="paragraph" style:parent-style-name="Text_20_body" style:list-style-name="L7">
      <style:paragraph-properties fo:margin-top="0cm" fo:margin-bottom="0cm" loext: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Overview of Virtual Threads in Java</text:span></text:h>
      <text:p text:style-name="Text_20_body">Virtual Threads are a significant enhancement introduced in <text:span text:style-name="Strong_20_Emphasis">Java 19</text:span> (preview) under <text:span text:style-name="Strong_20_Emphasis">Project Loom</text:span> and became fully accessible in <text:span text:style-name="Strong_20_Emphasis">Java 21</text:span>. Virtual threads revolutionize how concurrency is handled by allowing developers to create lightweight threads that are managed efficiently by the Java Virtual Machine (JVM). This feature drastically reduces the overhead associated with traditional threads while maintaining ease of use.</text:p>
      <text:p text:style-name="Horizontal_20_Line"/>
      <text:h text:style-name="Heading_20_3" text:outline-level="3"><text:span text:style-name="Strong_20_Emphasis">What are Virtual Threads?</text:span></text:h>
      <text:p text:style-name="Text_20_body">Virtual threads are lightweight, user-mode threads that are managed by the JVM rather than the operating system (OS). Unlike traditional threads (platform threads), which map directly to OS threads, <text:span text:style-name="Strong_20_Emphasis">virtual threads are multiplexed over a smaller number of OS threads</text:span>.</text:p>
      <text:h text:style-name="Heading_20_4" text:outline-level="4">Key Differences:</text:h>
      <text:list xml:id="list251075146" text:style-name="L1">
        <text:list-item>
          <text:p text:style-name="P8"><text:span text:style-name="Strong_20_Emphasis">Platform Threads</text:span>: One Java thread corresponds to one OS thread.</text:p>
        </text:list-item>
        <text:list-item>
          <text:p text:style-name="P1"><text:span text:style-name="Strong_20_Emphasis">Virtual Threads</text:span>: Thousands (or even millions) of virtual threads can be managed by a limited number of OS threads.</text:p>
        </text:list-item>
      </text:list>
      <text:p text:style-name="Horizontal_20_Line"/>
      <text:h text:style-name="Heading_20_3" text:outline-level="3"><text:span text:style-name="Strong_20_Emphasis">Advantages of Virtual Threads</text:span></text:h>
      <text:list xml:id="list3240254384" text:style-name="L2">
        <text:list-item>
          <text:p text:style-name="P9"><text:span text:style-name="Strong_20_Emphasis">Massive Concurrency</text:span>: You can create millions of virtual threads without running out of system resources, enabling highly concurrent applications.</text:p>
        </text:list-item>
        <text:list-item>
          <text:p text:style-name="P9"><text:span text:style-name="Strong_20_Emphasis">Simplified Programming</text:span>: Traditional blocking I/O operations like reading from sockets or files are now cheap and efficient in virtual threads.</text:p>
        </text:list-item>
        <text:list-item>
          <text:p text:style-name="P9"><text:span text:style-name="Strong_20_Emphasis">Improved Resource Utilization</text:span>: Virtual threads consume significantly fewer system resources compared to platform threads.</text:p>
        </text:list-item>
        <text:list-item>
          <text:p text:style-name="P2"><text:span text:style-name="Strong_20_Emphasis">Easier Debugging</text:span>: They behave like normal Java threads, making them intuitive to debug and monitor.</text:p>
        </text:list-item>
      </text:list>
      <text:p text:style-name="Horizontal_20_Line"/>
      <text:h text:style-name="Heading_20_3" text:outline-level="3"><text:span text:style-name="Strong_20_Emphasis">How Virtual Threads Work</text:span></text:h>
      <text:list xml:id="list1826249250" text:style-name="L3">
        <text:list-item>
          <text:p text:style-name="P10">Virtual threads are implemented at the JVM level.</text:p>
        </text:list-item>
        <text:list-item>
          <text:p text:style-name="P10">When a virtual thread blocks (e.g., waiting for I/O), the JVM suspends it and assigns the underlying OS thread to another runnable virtual thread.</text:p>
        </text:list-item>
        <text:list-item>
          <text:p text:style-name="P3">This <text:span text:style-name="Strong_20_Emphasis">non-blocking model</text:span> ensures efficient use of OS threads.</text:p>
        </text:list-item>
      </text:list>
      <text:p text:style-name="Horizontal_20_Line"/>
      <text:h text:style-name="Heading_20_3" text:outline-level="3"><text:span text:style-name="Strong_20_Emphasis">Key Characteristics of Virtual Threads</text:span></text:h>
      <text:list xml:id="list1544942456" text:style-name="L4">
        <text:list-item>
          <text:p text:style-name="P11"><text:span text:style-name="Strong_20_Emphasis">Lightweight Creation</text:span>: Virtual threads are lightweight to create, with negligible memory and scheduling overhead.</text:p>
        </text:list-item>
        <text:list-item>
          <text:p text:style-name="P11"><text:span text:style-name="Strong_20_Emphasis">Compatibility</text:span>: Virtual threads support existing Java concurrency frameworks like <text:span text:style-name="Source_20_Text">Executors</text:span>, <text:span text:style-name="Source_20_Text">CompletableFuture</text:span>, and synchronized blocks.</text:p>
        </text:list-item>
        <text:list-item>
          <text:p text:style-name="P4"><text:soft-page-break/><text:span text:style-name="Strong_20_Emphasis">No Special API</text:span>: Virtual threads are created using familiar constructs, such as the <text:span text:style-name="Source_20_Text">Thread</text:span> class or the <text:span text:style-name="Source_20_Text">ExecutorService</text:span>.</text:p>
        </text:list-item>
      </text:list>
      <text:p text:style-name="Horizontal_20_Line"/>
      <text:h text:style-name="Heading_20_3" text:outline-level="3"><text:span text:style-name="Strong_20_Emphasis">Virtual Thread API</text:span></text:h>
      <text:h text:style-name="Heading_20_4" text:outline-level="4">Creating a Virtual Thread</text:h>
      <text:p text:style-name="Text_20_body">You can create and start a virtual thread using:</text:p>
      <text:p text:style-name="Text_20_body">Thread.startVirtualThread(() -&gt; {</text:p>
      <text:p text:style-name="Text_20_body"><text:s text:c="4"/>System.out.println("Hello from a virtual thread!");</text:p>
      <text:p text:style-name="Text_20_body">});</text:p>
      <text:h text:style-name="Heading_20_4" text:outline-level="4">Using an Executor with Virtual Threads</text:h>
      <text:p text:style-name="Text_20_body">Java provides a new <text:span text:style-name="Source_20_Text">Executors.newVirtualThreadPerTaskExecutor()</text:span> method:</text:p>
      <text:p text:style-name="Text_20_body">ExecutorService executor = Executors.newVirtualThreadPerTaskExecutor();</text:p>
      <text:p text:style-name="Text_20_body">try {</text:p>
      <text:p text:style-name="Text_20_body"><text:s text:c="4"/>executor.submit(() -&gt; {</text:p>
      <text:p text:style-name="Text_20_body"><text:s text:c="8"/>System.out.println("Running in a virtual thread");</text:p>
      <text:p text:style-name="Text_20_body"><text:s text:c="4"/>});</text:p>
      <text:p text:style-name="Text_20_body">} finally {</text:p>
      <text:p text:style-name="Text_20_body"><text:s text:c="4"/>executor.shutdown();</text:p>
      <text:p text:style-name="Text_20_body">}</text:p>
      <text:p text:style-name="Horizontal_20_Line"/>
      <text:h text:style-name="Heading_20_3" text:outline-level="3"><text:span text:style-name="Strong_20_Emphasis">Use Cases for Virtual Threads</text:span></text:h>
      <text:list xml:id="list2175907033" text:style-name="L5">
        <text:list-item>
          <text:p text:style-name="P12"><text:span text:style-name="Strong_20_Emphasis">High-Throughput Applications</text:span>: Applications requiring massive numbers of concurrent tasks (e.g., web servers, microservices).</text:p>
        </text:list-item>
        <text:list-item>
          <text:p text:style-name="P12"><text:span text:style-name="Strong_20_Emphasis">I/O-Bound Workloads</text:span>: Tasks involving blocking I/O operations such as reading files or making database/network requests.</text:p>
        </text:list-item>
        <text:list-item>
          <text:p text:style-name="P5"><text:span text:style-name="Strong_20_Emphasis">Simplifying Asynchronous Code</text:span>: Replaces callback-based or reactive programming with simpler, blocking-style code.</text:p>
        </text:list-item>
      </text:list>
      <text:p text:style-name="Horizontal_20_Line"/>
      <text:h text:style-name="Heading_20_3" text:outline-level="3"><text:span text:style-name="Strong_20_Emphasis">Virtual Threads vs Platform Threads</text:span></text:h>
      <table:table table:name="Table1" table:style-name="Table1">
        <table:table-column table:style-name="Table1.A"/>
        <table:table-column table:style-name="Table1.B"/>
        <table:table-column table:style-name="Table1.C"/>
        <table:table-header-rows>
          <table:table-row table:style-name="TableLine93879707987168">
            <table:table-cell table:style-name="Table1.A1" office:value-type="string">
              <text:p text:style-name="Table_20_Heading"><text:span text:style-name="Strong_20_Emphasis">Feature</text:span></text:p>
            </table:table-cell>
            <table:table-cell table:style-name="Table1.A1" office:value-type="string">
              <text:p text:style-name="Table_20_Heading"><text:span text:style-name="Strong_20_Emphasis">Virtual Threads</text:span></text:p>
            </table:table-cell>
            <table:table-cell table:style-name="Table1.A1" office:value-type="string">
              <text:p text:style-name="Table_20_Heading"><text:span text:style-name="Strong_20_Emphasis">Platform Threads</text:span></text:p>
            </table:table-cell>
          </table:table-row>
        </table:table-header-rows>
        <table:table-row table:style-name="TableLine93879707987168">
          <table:table-cell table:style-name="Table1.A1" office:value-type="string">
            <text:p text:style-name="Table_20_Contents"><text:span text:style-name="Strong_20_Emphasis">Creation Overhead</text:span></text:p>
          </table:table-cell>
          <table:table-cell table:style-name="Table1.A1" office:value-type="string">
            <text:p text:style-name="Table_20_Contents">Very low</text:p>
          </table:table-cell>
          <table:table-cell table:style-name="Table1.A1" office:value-type="string">
            <text:p text:style-name="Table_20_Contents">High</text:p>
          </table:table-cell>
        </table:table-row>
        <table:table-row table:style-name="TableLine93879707987168">
          <table:table-cell table:style-name="Table1.A1" office:value-type="string">
            <text:p text:style-name="Table_20_Contents"><text:span text:style-name="Strong_20_Emphasis">Blocking Cost</text:span></text:p>
          </table:table-cell>
          <table:table-cell table:style-name="Table1.A1" office:value-type="string">
            <text:p text:style-name="Table_20_Contents">Cheap (non-blocking model)</text:p>
          </table:table-cell>
          <table:table-cell table:style-name="Table1.A1" office:value-type="string">
            <text:p text:style-name="Table_20_Contents">Expensive (OS thread blocks)</text:p>
          </table:table-cell>
        </table:table-row>
        <table:table-row table:style-name="TableLine93879707987168">
          <table:table-cell table:style-name="Table1.A1" office:value-type="string">
            <text:p text:style-name="Table_20_Contents"><text:span text:style-name="Strong_20_Emphasis">Concurrency</text:span></text:p>
          </table:table-cell>
          <table:table-cell table:style-name="Table1.A1" office:value-type="string">
            <text:p text:style-name="Table_20_Contents">Millions of threads possible</text:p>
          </table:table-cell>
          <table:table-cell table:style-name="Table1.A1" office:value-type="string">
            <text:p text:style-name="Table_20_Contents">Limited by OS resources</text:p>
          </table:table-cell>
        </table:table-row>
        <table:table-row table:style-name="TableLine93879707987168">
          <table:table-cell table:style-name="Table1.A1" office:value-type="string">
            <text:p text:style-name="Table_20_Contents"><text:span text:style-name="Strong_20_Emphasis">Management</text:span></text:p>
          </table:table-cell>
          <table:table-cell table:style-name="Table1.A1" office:value-type="string">
            <text:p text:style-name="Table_20_Contents">JVM manages scheduling</text:p>
          </table:table-cell>
          <table:table-cell table:style-name="Table1.A1" office:value-type="string">
            <text:p text:style-name="Table_20_Contents">OS manages scheduling</text:p>
          </table:table-cell>
        </table:table-row>
        <text:soft-page-break/>
        <table:table-row table:style-name="TableLine93879707987168">
          <table:table-cell table:style-name="Table1.A1" office:value-type="string">
            <text:p text:style-name="Table_20_Contents"><text:span text:style-name="Strong_20_Emphasis">Use Cases</text:span></text:p>
          </table:table-cell>
          <table:table-cell table:style-name="Table1.A1" office:value-type="string">
            <text:p text:style-name="Table_20_Contents">High-concurrency applications</text:p>
          </table:table-cell>
          <table:table-cell table:style-name="Table1.A1" office:value-type="string">
            <text:p text:style-name="Table_20_Contents">CPU-intensive or low-thread-count apps</text:p>
          </table:table-cell>
        </table:table-row>
      </table:table>
      <text:p text:style-name="Text_20_body"/>
      <text:p text:style-name="Horizontal_20_Line"/>
      <text:h text:style-name="Heading_20_3" text:outline-level="3"><text:span text:style-name="Strong_20_Emphasis">Challenges with Virtual Threads</text:span></text:h>
      <text:list xml:id="list1994614809" text:style-name="L6">
        <text:list-item>
          <text:p text:style-name="P13"><text:span text:style-name="Strong_20_Emphasis">Third-Party Libraries</text:span>: Some older libraries may not fully support virtual threads, especially if they rely on thread-local storage or block OS threads unnecessarily.</text:p>
        </text:list-item>
        <text:list-item>
          <text:p text:style-name="P13"><text:span text:style-name="Strong_20_Emphasis">Shared State</text:span>: Synchronization issues and race conditions can still occur.</text:p>
        </text:list-item>
        <text:list-item>
          <text:p text:style-name="P6"><text:span text:style-name="Strong_20_Emphasis">Not a Magic Bullet</text:span>: Virtual threads improve scalability but don’t inherently optimize algorithms or logic.</text:p>
        </text:list-item>
      </text:list>
      <text:p text:style-name="Horizontal_20_Line"/>
      <text:h text:style-name="Heading_20_3" text:outline-level="3"><text:span text:style-name="Strong_20_Emphasis">Example: Handling Concurrent Requests</text:span></text:h>
      <text:p text:style-name="Text_20_body">Here's how virtual threads can simplify server code:</text:p>
      <text:p text:style-name="Text_20_body">ExecutorService executor = Executors.newVirtualThreadPerTaskExecutor();</text:p>
      <text:p text:style-name="Text_20_body"/>
      <text:p text:style-name="Text_20_body">try {</text:p>
      <text:p text:style-name="Text_20_body"><text:s text:c="4"/>for (int i = 0; i &lt; 1000; i++) {</text:p>
      <text:p text:style-name="Text_20_body"><text:s text:c="8"/>executor.submit(() -&gt; {</text:p>
      <text:p text:style-name="Text_20_body"><text:s text:c="12"/>System.out.println("Handling request in a virtual thread: " + Thread.currentThread());</text:p>
      <text:p text:style-name="Text_20_body"><text:s text:c="8"/>});</text:p>
      <text:p text:style-name="Text_20_body"><text:s text:c="4"/>}</text:p>
      <text:p text:style-name="Text_20_body">} finally {</text:p>
      <text:p text:style-name="Text_20_body"><text:s text:c="4"/>executor.shutdown();</text:p>
      <text:p text:style-name="Text_20_body">}</text:p>
      <text:p text:style-name="Text_20_body">This allows handling thousands of requests without worrying about OS thread limits.</text:p>
      <text:p text:style-name="Horizontal_20_Line"/>
      <text:h text:style-name="Heading_20_3" text:outline-level="3"><text:span text:style-name="Strong_20_Emphasis">Best Practices</text:span></text:h>
      <text:list xml:id="list3584195102" text:style-name="L7">
        <text:list-item>
          <text:p text:style-name="P14">Use <text:span text:style-name="Strong_20_Emphasis">structured concurrency</text:span> to manage virtual threads' lifecycles cleanly.</text:p>
        </text:list-item>
        <text:list-item>
          <text:p text:style-name="P14">Migrate blocking tasks and I/O operations to leverage virtual threads.</text:p>
        </text:list-item>
        <text:list-item>
          <text:p text:style-name="P7">Validate that your libraries are compatible with virtual threads.</text:p>
        </text:list-item>
      </text:list>
      <text:p text:style-name="Text_20_body">Virtual threads are a game-changer for Java concurrency, providing a straightforward way to achieve massive scalability without the complexity of reactive programming. Would you like a deeper dive into their internals or any specific code examples?</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5-01-29T12:18:08.119906972</dc:date>
    <meta:editing-duration>PT4M54S</meta:editing-duration>
    <meta:editing-cycles>1</meta:editing-cycles>
    <meta:document-statistic meta:table-count="1" meta:image-count="0" meta:object-count="0" meta:page-count="3" meta:paragraph-count="81" meta:word-count="657" meta:character-count="4751" meta:non-whitespace-character-count="4132"/>
    <meta:generator>LibreOffice/6.4.7.2$Linux_X86_64 LibreOffice_project/40$Build-2</meta:generator>
  </office:meta>
</office:document-meta>
</file>